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d13b3" officeooo:paragraph-rsid="000d13b3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weight="normal" officeooo:rsid="000d13b3" officeooo:paragraph-rsid="000d13b3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</text:p>
      <text:p text:style-name="P2"/>
      <text:p text:style-name="P2">Se subirá el repositorio en el cual se trabajara la skill de HTML con su organización.</text:p>
      <text:p text:style-name="P2"/>
      <text:p text:style-name="P2">Link: https://github.com/harleyyefreycabralesvargas/HTML_S1_CabralesHarle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10T09:02:32.210301247</meta:creation-date>
    <dc:date>2025-03-10T09:05:32.933523218</dc:date>
    <meta:editing-duration>PT3M1S</meta:editing-duration>
    <meta:editing-cycles>1</meta:editing-cycles>
    <meta:generator>LibreOffice/7.3.7.2$Linux_X86_64 LibreOffice_project/30$Build-2</meta:generator>
    <meta:document-statistic meta:table-count="0" meta:image-count="0" meta:object-count="0" meta:page-count="1" meta:paragraph-count="3" meta:word-count="20" meta:character-count="171" meta:non-whitespace-character-count="154"/>
  </office:meta>
</office:document-meta>
</file>